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iri Quran" svg:font-family="'Amiri Qur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gneto" svg:font-family="Magneto" style:font-family-generic="decorative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officeooo:rsid="000f884a"/>
    </style:style>
    <style:style style:name="T2" style:family="text">
      <style:text-properties style:font-name="Magneto"/>
    </style:style>
    <style:style style:name="T3" style:family="text">
      <style:text-properties style:font-name="Magneto" officeooo:rsid="000f884a"/>
    </style:style>
    <style:style style:name="T4" style:family="text">
      <style:text-properties style:font-name="Amiri Quran"/>
    </style:style>
    <style:style style:name="T5" style:family="text">
      <style:text-properties style:font-name="Amiri Quran" officeooo:rsid="000f884a"/>
    </style:style>
    <style:style style:name="T6" style:family="text">
      <style:text-properties style:font-name="Times New Roman"/>
    </style:style>
    <style:style style:name="T7" style:family="text">
      <style:text-properties style:font-name="Times New Roman" officeooo:rsid="000f884a"/>
    </style:style>
    <style:style style:name="T8" style:family="text">
      <style:text-properties fo:color="#1e6a39" loext:opacity="100%" style:font-name="Times New Roman"/>
    </style:style>
    <style:style style:name="T9" style:family="text">
      <style:text-properties fo:color="#1e6a39" loext:opacity="100%" style:font-name="Times New Roman" officeooo:rsid="000f88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9">T</text:span><text:span text:style-name="T8">rês objetivos sugeridos para <text:s/>negócio:<text:line-break/><text:line-break/>1. Focado no Produto: Desenvolver uma aplicação web intuitiva e acessível, que forneça uma experiência personalizada para cada usuário, garantindo que as crianças com necessidades especiais encontrem facilmente locais adaptados para a prática de esportes com informações precisas sobre acessibilidade, segurança , custo,</text:span><text:span text:style-name="T9">ou custo zero .</text:span><text:span text:style-name="T8"><text:line-break/><text:line-break/><text:line-break/>2. Focado no Financeiro: Estabelecer parcerias com organizações esportivas , centros especializados, </text:span><text:span text:style-name="T9">Empresas, principlamente locais inicilamente, </text:span><text:span text:style-name="T8"><text:s/>para garantir uma fonte de receita por meio de serviços premium, publicidade direcionada ou taxas de afiliação, mantendo um equilíbrio entre a acessibilidade do serviço e a sustentabilidade financeira do negócio.<text:line-break/><text:line-break/><text:line-break/>3. Focado no Marketing: Aumentar a visibilidade da aplicação por meio de campanhas digitais segmentadas para pais, educadores e profissionais de saúde, utilizando redes sociais, parcerias com ONGs e influenciadores da área de inclusão, com a meta de atrair 10.000 usuários ativos nos primeiros 12 meses, </text:span><text:span text:style-name="T9">estes valores se basedando na população atual existente hoje na Cidade Pinhais, que está em cerca de 132 mil habitantes , mas podemos estender <text:s/>para outras cidades , porém precisariamos fazer uma viabilização de estudos para outras regiõe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iri Quran" svg:font-family="'Amiri Qur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gneto" svg:font-family="Magneto" style:font-family-generic="decorative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21:40:31.927000000</meta:creation-date>
    <dc:date>2024-10-14T21:49:40.919000000</dc:date>
    <meta:editing-duration>PT9M9S</meta:editing-duration>
    <meta:editing-cycles>1</meta:editing-cycles>
    <meta:document-statistic meta:table-count="0" meta:image-count="0" meta:object-count="0" meta:page-count="1" meta:paragraph-count="1" meta:word-count="182" meta:character-count="1287" meta:non-whitespace-character-count="1097"/>
    <meta:generator>LibreOffice/7.6.1.2$Windows_X86_64 LibreOffice_project/f5defcebd022c5bc36bbb79be232cb6926d8f674</meta:generator>
  </office:meta>
</office:document-meta>
</file>